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table:align="left"/>
    </style:style>
    <style:style style:name="Tabla1.A" style:family="table-column">
      <style:table-column-properties style:column-width="17.066cm"/>
    </style:style>
    <style:style style:name="Tabla1.A1" style:family="table-cell">
      <style:table-cell-properties style:vertical-align="middle" style:border-line-width="0cm 0.004cm 0.002cm" fo:padding="0.049cm" fo:border="0.05pt double #808080"/>
    </style:style>
    <style:style style:name="Tabla1.A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n Gaceta Oficial N° 40.822, de fecha miércoles 6 de enero de 2016, mediante el Decreto N° 2.181 la Presidencia de la República designó al nuevo Vicepresidente Ejecutivo de la República, así como los respectivos Vicepresidentes del Consejo de Ministros y Ministra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pan text:style-name="Strong_20_Emphasis">ARISTÓBULO IZTÚRIZ ALMEIDA<text:line-break/></text:span>Vicepresidente Ejecutivo de la República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LUIS ALBERTO SALAS RODRÍGUEZ</text:span><text:line-break/>Vicepresidente Sectorial de la Economía<text:line-break/>Ministro de Estado para la Economía Productiva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RICARDO JOSÉ MENÉNDEZ PRIETO</text:span><text:line-break/>Vicepresidente Sectorial de Planificación<text:line-break/>Ministro del Poder Popular de Planificación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JORGE ALBERTO ARREAZA MONSERRAT</text:span><text:line-break/>Vicepresidente Sectorial para el Desarrollo Social y la Revolución de las Misiones<text:line-break/>Ministro del Poder Popular para la Educación Universitaria, Ciencia y Tecnología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DELCY ELOÍNA RODRÍGUEZ GÓMEZ</text:span><text:line-break/>Vicepresidenta Sectorial de Soberanía Política, Seguridad y Paz<text:line-break/>Ministra del Poder Popular para Relaciones Exteriores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ISIS OCHOA CAÑIZALEZ</text:span><text:line-break/>Vicepresidenta Sectorial de Desarrollo del Socialismo Territorial<text:line-break/>Ministra del Poder Popular para las Comunas y Movimientos Sociales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JESÚS RAFAEL SALAZAR VELÁSQUEZ</text:span><text:line-break/>Ministro del Poder Popular del Despacho de la Presidencia y Seguimiento de la Gestión de Gobierno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GUSTAVO ENRIQUE GONZÁLEZ LÓPEZ</text:span><text:line-break/>Ministro del Poder Popular para Relaciones Interiores, Justicia y Paz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RODOLFO MEDINA DEL RÍO</text:span><text:line-break/>Ministro del Poder Popular para la Banca y Finanzas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VLADIMIR PADRINO LÓPEZ</text:span><text:line-break/>Ministro del Poder Popular para la Defensa</text:p>
          </table:table-cell>
        </table:table-row>
        <table:table-row>
          <table:table-cell table:style-name="Tabla1.A2" office:value-type="string">
            <text:p text:style-name="Table_20_Contents"><text:span text:style-name="T1">JESÚS GERMÁN FARÍA TORTOSA</text:span><text:line-break/>Ministro del Poder Popular para el Comercio Exterior y la Inversión Internacional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MIGUEL ÁNGEL PÉREZ ABAD<text:line-break/></text:span>Ministro del Poder Popular para la Industria y Comercio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MARLENY JOSEFINA CONTRERAS HERNÁNDEZ</text:span><text:line-break/>Ministra del Poder Popular para el Turismo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WILMAR ALFREDO CASTRO SOTELDO</text:span><text:line-break/>Ministro del Poder Popular para la Agricultura Productiva y Tierras</text:p>
          </table:table-cell>
        </table:table-row>
        <table:table-row>
          <table:table-cell table:style-name="Tabla1.A2" office:value-type="string">
            <text:p text:style-name="Table_20_Contents"><text:span text:style-name="T1">ÁNGEL ALFONZO BELISARIO MARTÍNEZ</text:span><text:line-break/>Ministro del Poder Popular de Pesca y Acuicultura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EMMA RAMONA ORTEGA<text:line-break/></text:span>Ministra del Poder Popular de Agricultura Urbana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RODOLFO HUMBERTO PÉREZ HERNÁNDEZ</text:span><text:line-break/>Ministro del Poder Popular para la Educación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LUISANA MELO SOLORZANO</text:span><text:line-break/><text:soft-page-break/>Ministra del Poder Popular para la Salud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OSWALDO EMILIO VERA ROJAS</text:span><text:line-break/>Ministro del Poder Popular para el Proceso Social del Trabajo</text:p>
          </table:table-cell>
        </table:table-row>
        <table:table-row>
          <table:table-cell table:style-name="Tabla1.A2" office:value-type="string">
            <text:p text:style-name="Table_20_Contents"><text:span text:style-name="T1">LUIS ALFREDO SAUCE NAVARRO</text:span><text:line-break/>Ministro del Poder Popular para Transporte y Obras Públicas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MANUEL SALVADOR QUEVEDO FERNÁNDEZ</text:span><text:line-break/>Ministro del Poder Popular para Hábitat y Vivienda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EULOGIO ANTONIO DEL PINO DÍAZ</text:span><text:line-break/>Ministro del Poder Popular para Petróleo y Minería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LUIS JOSÉ MARCANO SALAZAR</text:span><text:line-break/>Ministro del Poder Popular para la Comunicación y la Información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RODOLFO CLEMENTE MARCO TORRES</text:span><text:line-break/>Ministro del Poder Popular para la Alimentación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FREDDY ALFRED NAZARET ÑAÑES CONTRERAS</text:span><text:line-break/>Ministro del Poder Popular para la Cultura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MERVIN ENRIQUE MALDONADO URDANETA</text:span><text:line-break/>Ministro del Poder Popular para la Juventud y el Deporte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CLARA JOSEFINA VIDAL VENTRESCA</text:span><text:line-break/>Ministra del Poder Popular para los Pueblos Indígenas</text:p>
          </table:table-cell>
        </table:table-row>
        <table:table-row>
          <table:table-cell table:style-name="Tabla1.A2" office:value-type="string">
            <text:p text:style-name="Table_20_Contents"><text:span text:style-name="T1">GLADYS DEL VALLE REQUENA</text:span><text:line-break/>Ministra del Poder Popular para la Mujer y la Igualdad de Género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LUIS ALFREDO MOTTA DOMÍNGUEZ</text:span><text:line-break/>Ministro del Poder Popular para la Energía Eléctrica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MARÍA IRIS VARELA RANGEL</text:span><text:line-break/>Ministra del Poder Popular para el Servicio Penitenciario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GERARDO JOSÉ IZQUIERDO TORRES</text:span><text:line-break/>Ministro de Estado para la Nueva Frontera de Paz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DANIEL ALEJANDRO APONTE MENDIBLE<text:line-break/></text:span>Jefe del Gobierno del Distrito Capital</text:p>
          </table:table-cell>
        </table:table-row>
        <table:table-row>
          <table:table-cell table:style-name="Tabla1.A2" office:value-type="string">
            <text:p text:style-name="Table_20_Contents"><text:span text:style-name="Strong_20_Emphasis">JAIRO AVENDAÑO QUINTERO</text:span><text:line-break/>Jefe de Gobierno del Territorio Insular Francisco de Miranda</text:p>
          </table:table-cell>
        </table:table-row>
      </table:table>
      <text:p text:style-name="Text_20_body">El decreto contempla la supresión de la Vicepresidencia Sectorial para la Seguridad y Soberanía Agroalimentaria, cuyas competencias serán asumidas por el Vicepresidente Sectorial de Economía. Asimismo, se modificaron las denominaciones de la Vicepresidencia Sectorial de Planificación y Conocimiento, por la de Vicepresidencia Sectorial de Planificación, y del Ministerio del Poder Popular de Economía y Finanzas, por el Ministerio del Poder Popular para Banca y Finanz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9:58:00.692422818</meta:creation-date>
    <dc:date>2016-02-29T09:59:50.605233618</dc:date>
    <meta:editing-duration>PT1M50S</meta:editing-duration>
    <meta:editing-cycles>1</meta:editing-cycles>
    <meta:document-statistic meta:table-count="1" meta:image-count="0" meta:object-count="0" meta:page-count="2" meta:paragraph-count="35" meta:word-count="555" meta:character-count="3789" meta:non-whitespace-character-count="3269"/>
    <meta:generator>LibreOffice/4.4.2.2$Linux_x86 LibreOffice_project/40m0$Build-2</meta:generator>
  </office:meta>
</office:document-meta>
</file>